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000000060AA649AC3C9B4F2F8.png" manifest:media-type="image/png"/>
  <manifest:file-entry manifest:full-path="Pictures/10000001000001C30000021D06092B6F3A9F17CF.png" manifest:media-type="image/png"/>
  <manifest:file-entry manifest:full-path="Pictures/100000000000019000000069919A91331DD5CF93.jpg" manifest:media-type="image/jpeg"/>
  <manifest:file-entry manifest:full-path="Pictures/100000010000013600000136AF8EB7E060339B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acb20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acb20c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1.802cm" fo:min-width="1.552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4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0.775cm" fo:min-width="0.525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5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1.187cm" fo:min-width="0.937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cm" draw:shadow-offset-y="0.282cm" draw:shadow-color="#000000" loext:shadow-blur="0.564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141cm" svg:stroke-color="#000000" draw:marker-start-width="0.412cm" draw:marker-end-width="0.412cm" draw:fill-color="#000000" draw:textarea-horizontal-align="justify" draw:textarea-vertical-align="middle" draw:auto-grow-height="false" fo:min-height="0.557cm" fo:min-width="0cm" fo:padding-top="0.196cm" fo:padding-bottom="0.196cm" fo:padding-left="0.321cm" fo:padding-right="0.321cm" draw:shadow="hidden" draw:shadow-offset-x="0cm" draw:shadow-offset-y="0.282cm" draw:shadow-color="#000000" loext:shadow-blur="0.564cm" loext:glow-radius="0cm" loext:glow-color="#ffffff" loext:glow-transparency="50%" loext:softedge-radius="0cm"/>
    </style:style>
    <style:style style:name="gr8" style:family="graphic" style:parent-style-name="objectwithoutfill">
      <style:graphic-properties svg:stroke-width="0.053cm" svg:stroke-color="#b2b2b2" draw:marker-start-width="0.284cm" draw:marker-end-width="0.284cm" svg:stroke-linecap="round" draw:fill="none" draw:textarea-vertical-align="middle" fo:padding-top="0.156cm" fo:padding-bottom="0.156cm" fo:padding-left="0.281cm" fo:padding-right="0.281cm" draw:shadow="hidden" draw:shadow-offset-x="0cm" draw:shadow-offset-y="0.282cm" draw:shadow-color="#000000" loext:shadow-blur="0.564cm"/>
    </style:style>
    <style:style style:name="gr9" style:family="graphic" style:parent-style-name="standard">
      <style:graphic-properties draw:stroke="none" svg:stroke-width="0.106cm" draw:marker-start-width="0.36cm" draw:marker-end-width="0.36cm" draw:fill-color="#cccccc" draw:textarea-horizontal-align="justify" draw:textarea-vertical-align="middle" draw:auto-grow-height="false" fo:min-height="0.574cm" fo:min-width="0cm" draw:shadow="hidden" draw:shadow-offset-x="0cm" draw:shadow-offset-y="0.282cm" draw:shadow-color="#000000" loext:shadow-blur="0.564cm"/>
    </style:style>
    <style:style style:name="gr10" style:family="graphic" style:parent-style-name="standard">
      <style:graphic-properties draw:stroke="solid" svg:stroke-width="0.318cm" svg:stroke-color="#000000" draw:marker-start-width="0.833cm" draw:marker-end-width="0.833cm" draw:fill-color="#000000" draw:textarea-horizontal-align="justify" draw:textarea-vertical-align="middle" draw:auto-grow-height="false" fo:min-height="0.163cm" fo:min-width="0.251cm" fo:padding-top="0.282cm" fo:padding-bottom="0.282cm" fo:padding-left="0.407cm" fo:padding-right="0.407cm" draw:shadow="hidden" draw:shadow-offset-x="0cm" draw:shadow-offset-y="0.282cm" draw:shadow-color="#000000" loext:shadow-blur="0.564cm"/>
    </style:style>
    <style:style style:name="gr11" style:family="graphic" style:parent-style-name="standard">
      <style:graphic-properties draw:stroke="none" svg:stroke-width="0.318cm" draw:fill-color="#000000" draw:textarea-vertical-align="middle" draw:shadow="hidden" draw:shadow-offset-x="0cm" draw:shadow-offset-y="0.282cm" draw:shadow-color="#000000" loext:shadow-blur="0.564cm"/>
    </style:style>
    <style:style style:name="gr12" style:family="graphic" style:parent-style-name="standard">
      <style:graphic-properties draw:stroke="none" svg:stroke-width="0.318cm" draw:fill-color="#000000" draw:textarea-horizontal-align="justify" draw:textarea-vertical-align="middle" draw:auto-grow-height="false" fo:min-height="0cm" fo:min-width="0.871cm" draw:shadow="hidden" draw:shadow-offset-x="0cm" draw:shadow-offset-y="0.282cm" draw:shadow-color="#000000" loext:shadow-blur="0.564cm"/>
    </style:style>
    <style:style style:name="gr13" style:family="graphic" style:parent-style-name="standard">
      <style:graphic-properties draw:stroke="none" draw:fill-color="#b2b2b2" draw:textarea-horizontal-align="justify" draw:textarea-vertical-align="middle" draw:auto-grow-height="false" fo:min-height="0.593cm" fo:min-width="0.7cm" draw:shadow="hidden" draw:shadow-offset-x="0cm" draw:shadow-offset-y="0.282cm" draw:shadow-color="#000000" loext:shadow-blur="0.564cm"/>
    </style:style>
    <style:style style:name="gr14" style:family="graphic" style:parent-style-name="objectwithoutfill">
      <style:graphic-properties svg:stroke-width="0.106cm" svg:stroke-color="#acb20c" draw:marker-start-width="0.36cm" draw:marker-end-width="0.36cm" draw:fill="none" draw:textarea-vertical-align="middle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15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 draw:shadow="hidden" draw:shadow-offset-x="0cm" draw:shadow-offset-y="0.282cm" draw:shadow-color="#000000" loext:shadow-blur="0.564cm"/>
    </style:style>
    <style:style style:name="gr16" style:family="graphic" style:parent-style-name="standard">
      <style:graphic-properties draw:stroke="none" draw:fill-color="#000000" draw:opacity="30%" draw:textarea-horizontal-align="justify" draw:textarea-vertical-align="middle" draw:auto-grow-height="false" fo:min-height="0.916cm" fo:min-width="2.558cm"/>
    </style:style>
    <style:style style:name="gr17" style:family="graphic" style:parent-style-name="standard">
      <style:graphic-properties svg:stroke-width="0.106cm" svg:stroke-color="#8d281e" draw:marker-start-width="0.36cm" draw:marker-end-width="0.36cm" draw:fill="none" draw:textarea-horizontal-align="justify" draw:textarea-vertical-align="middle" draw:auto-grow-height="false" fo:min-height="0.54cm" fo:min-width="0.29cm" fo:padding-top="0.179cm" fo:padding-bottom="0.179cm" fo:padding-left="0.304cm" fo:padding-right="0.304cm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0.576cm" fo:min-width="0.143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171cm" fo:min-width="0cm"/>
    </style:style>
    <style:style style:name="gr2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width="0.053cm" svg:stroke-color="#ffffff" draw:marker-start-width="0.279cm" draw:marker-end-width="0.279cm" draw:fill-color="#111111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106cm" svg:stroke-color="#8d28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opacity="100%" draw:textarea-vertical-align="middle" fo:min-height="0.832cm"/>
      <style:paragraph-properties style:writing-mode="lr-tb"/>
    </style:style>
    <style:style style:name="gr24" style:family="graphic" style:parent-style-name="standard">
      <style:graphic-properties svg:stroke-width="0.106cm" svg:stroke-color="#3faf46" draw:marker-start-width="0.36cm" draw:marker-end-width="0.36cm" draw:fill="none" draw:textarea-horizontal-align="justify" draw:textarea-vertical-align="middle" draw:auto-grow-height="false" fo:min-height="0.54cm" fo:min-width="0.29cm" fo:padding-top="0.179cm" fo:padding-bottom="0.179cm" fo:padding-left="0.304cm" fo:padding-right="0.304cm"/>
    </style:style>
    <style:style style:name="gr25" style:family="graphic" style:parent-style-name="standard">
      <style:graphic-properties draw:stroke="none" draw:fill-color="#000000" draw:textarea-horizontal-align="justify" draw:textarea-vertical-align="middle" draw:auto-grow-height="false" fo:min-height="0.239cm" fo:min-width="0cm"/>
    </style:style>
    <style:style style:name="gr26" style:family="graphic" style:parent-style-name="objectwithoutfill">
      <style:graphic-properties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57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opacity="100%" draw:textarea-vertical-align="middle" fo:min-height="0.74cm"/>
      <style:paragraph-properties style:writing-mode="lr-tb"/>
    </style:style>
    <style:style style:name="gr29" style:family="graphic" style:parent-style-name="standard">
      <style:graphic-properties draw:stroke="none" draw:fill-color="#000000" draw:opacity="30%" draw:textarea-horizontal-align="justify" draw:textarea-vertical-align="middle" draw:auto-grow-height="false" fo:min-height="1.062cm" fo:min-width="2.704cm"/>
    </style:style>
    <style:style style:name="gr30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368cm" fo:min-width="1.976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9cm, 0.356cm, 0.269cm, 0.352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opacity="100%" draw:textarea-vertical-align="middle" fo:min-height="0.436cm"/>
      <style:paragraph-properties style:writing-mode="lr-tb"/>
    </style:style>
    <style:style style:name="gr33" style:family="graphic" style:parent-style-name="standard">
      <style:graphic-properties draw:stroke="none" draw:fill-color="#000000" draw:opacity="30%" draw:textarea-horizontal-align="justify" draw:textarea-vertical-align="middle" draw:auto-grow-height="false" fo:min-height="0.536cm" fo:min-width="2.716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opacity="100%" draw:textarea-vertical-align="middle" fo:min-height="0.955cm"/>
      <style:paragraph-properties style:writing-mode="lr-tb"/>
    </style:style>
    <style:style style:name="gr36" style:family="graphic" style:parent-style-name="standard">
      <style:graphic-properties draw:stroke="solid" svg:stroke-width="0.318cm" svg:stroke-color="#000000" draw:marker-start-width="0.833cm" draw:marker-end-width="0.833cm" draw:fill-color="#000000" draw:textarea-horizontal-align="justify" draw:textarea-vertical-align="middle" draw:auto-grow-height="false" fo:min-height="0.463cm" fo:min-width="0.69cm" fo:padding-top="0.282cm" fo:padding-bottom="0.282cm" fo:padding-left="0.407cm" fo:padding-right="0.407cm" draw:shadow="hidden" draw:shadow-offset-x="0cm" draw:shadow-offset-y="0.282cm" draw:shadow-color="#000000" loext:shadow-blur="0.564cm"/>
    </style:style>
    <style:style style:name="gr37" style:family="graphic" style:parent-style-name="standard">
      <style:graphic-properties draw:stroke="none" svg:stroke-width="0.318cm" draw:fill-color="#000000" draw:textarea-horizontal-align="justify" draw:textarea-vertical-align="middle" draw:auto-grow-height="false" fo:min-height="0cm" fo:min-width="1.436cm" draw:shadow="hidden" draw:shadow-offset-x="0cm" draw:shadow-offset-y="0.282cm" draw:shadow-color="#000000" loext:shadow-blur="0.564cm"/>
    </style:style>
    <style:style style:name="gr38" style:family="graphic" style:parent-style-name="standard">
      <style:graphic-properties draw:stroke="none" draw:fill-color="#b2b2b2" draw:textarea-horizontal-align="justify" draw:textarea-vertical-align="middle" draw:auto-grow-height="false" fo:min-height="0.872cm" fo:min-width="1.099cm" draw:shadow="hidden" draw:shadow-offset-x="0cm" draw:shadow-offset-y="0.282cm" draw:shadow-color="#000000" loext:shadow-blur="0.564cm"/>
    </style:style>
    <style:style style:name="gr39" style:family="graphic" style:parent-style-name="standard">
      <style:graphic-properties draw:stroke="none" svg:stroke-color="#000000" draw:fill="none" draw:fill-color="#ffffff" draw:textarea-vertical-align="middle" fo:min-height="0.546cm"/>
      <style:paragraph-properties style:writing-mode="lr-tb"/>
    </style:style>
    <style:style style:name="gr40" style:family="graphic" style:parent-style-name="standard">
      <style:graphic-properties svg:stroke-width="0.106cm" svg:stroke-color="#acb20c" draw:marker-start-width="0.359cm" draw:marker-end-width="0.359cm" draw:fill-color="#acb20c" draw:textarea-horizontal-align="justify" draw:textarea-vertical-align="middle" draw:auto-grow-height="false" fo:min-height="0cm" fo:min-width="0.525cm" fo:padding-top="0.178cm" fo:padding-bottom="0.178cm" fo:padding-left="0.303cm" fo:padding-right="0.303cm"/>
    </style:style>
    <style:style style:name="gr41" style:family="graphic" style:parent-style-name="objectwithoutfill">
      <style:graphic-properties svg:stroke-width="0.018cm" svg:stroke-color="#acb20c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2" style:family="graphic" style:parent-style-name="objectwithoutfill">
      <style:graphic-properties svg:stroke-width="0.028cm" svg:stroke-color="#acb20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3" style:family="graphic" style:parent-style-name="objectwithoutfill">
      <style:graphic-properties svg:stroke-width="0.035cm" svg:stroke-color="#acb20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4" style:family="graphic" style:parent-style-name="standard">
      <style:graphic-properties draw:stroke="none" svg:stroke-color="#000000" draw:fill="none" draw:fill-color="#ffffff" fo:min-height="0.41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 draw:opacity="30%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-color="#000000" draw:opacity="30%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111111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 draw:opacity="100%"/>
      <style:paragraph-properties fo:text-align="center" style:writing-mode="lr-tb"/>
      <style:text-properties fo:color="#ffffff" loext:opacity="100%" style:font-name="Liberation Sans1"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ffffff" loext:opacity="100%" fo:font-size="10pt" style:font-size-asian="10pt" style:font-size-complex="10pt"/>
    </style:style>
    <style:style style:name="P13" style:family="paragraph">
      <loext:graphic-properties draw:fill-color="#ffffff" draw:opacity="100%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 draw:opacity="100%"/>
      <style:paragraph-properties fo:text-align="start" style:writing-mode="lr-tb"/>
      <style:text-properties fo:color="#ffffff" loext:opacity="100%" style:font-name="Liberation Sans1" fo:font-size="8pt" fo:font-weight="bold" style:font-size-asian="8pt" style:font-weight-asian="bold" style:font-size-complex="8pt" style:font-weight-complex="bold"/>
    </style:style>
    <style:style style:name="P16" style:family="paragraph">
      <style:paragraph-properties fo:text-align="center"/>
      <style:text-properties fo:color="#ffffff" loext:opacity="100%" fo:font-size="5pt" fo:font-weight="bold" style:font-size-asian="4pt" style:font-weight-asian="bold" style:font-size-complex="4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ffffff" loext:opacity="100%" fo:font-size="5pt" fo:font-weight="bold" style:font-size-asian="4pt" style:font-weight-asian="bold" style:font-size-complex="4pt" style:font-weight-complex="bold"/>
    </style:style>
    <style:style style:name="P18" style:family="paragraph">
      <loext:graphic-properties draw:fill-color="#acb20c"/>
      <style:paragraph-properties fo:text-align="center"/>
    </style:style>
    <style:style style:name="P19" style:family="paragraph">
      <style:paragraph-properties fo:text-align="center"/>
      <style:text-properties fo:color="#ffffff" loext:opacity="100%" fo:font-size="8pt" style:font-size-asian="6pt" style:font-size-complex="6pt"/>
    </style:style>
    <style:style style:name="P20" style:family="paragraph">
      <loext:graphic-properties draw:fill="none" draw:fill-color="#ffffff"/>
      <style:paragraph-properties fo:text-align="center"/>
      <style:text-properties fo:color="#ffffff" loext:opacity="100%" fo:font-size="8pt" style:font-size-asian="6pt" style:font-size-complex="6pt"/>
    </style:style>
    <style:style style:name="T1" style:family="text">
      <style:text-properties fo:color="#ffffff" loext:opacity="100%" style:font-name="Liberation Sans1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ffffff" loext:opacity="100%" fo:font-size="8pt" style:font-size-asian="8pt" style:font-size-complex="8pt"/>
    </style:style>
    <style:style style:name="T3" style:family="text">
      <style:text-properties fo:color="#ffffff" loext:opacity="100%" style:font-name="Liberation Sans1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ffffff" loext:opacity="100%" fo:font-weight="bold" style:font-size-asian="4pt" style:font-weight-asian="bold" style:font-size-complex="4pt" style:font-weight-complex="bold"/>
    </style:style>
    <style:style style:name="T5" style:family="text">
      <style:text-properties fo:color="#dddddd" loext:opacity="100%" fo:font-weight="bold" style:font-size-asian="4pt" style:font-weight-asian="bold" style:font-size-complex="4pt" style:font-weight-complex="bold"/>
    </style:style>
    <style:style style:name="T6" style:family="text">
      <style:text-properties style:font-size-asian="6pt" style:font-size-complex="6pt"/>
    </style:style>
    <style:style style:name="T7" style:family="text">
      <style:text-properties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59cm" svg:y1="16.924cm" svg:x2="11.589cm" svg:y2="16.924cm">
          <text:p/>
        </draw:line>
        <draw:line draw:style-name="gr2" draw:text-style-name="P1" draw:layer="layout" svg:x1="13.092cm" svg:y1="18.458cm" svg:x2="13.938cm" svg:y2="18.458cm">
          <text:p/>
        </draw:line>
        <draw:custom-shape draw:style-name="gr3" draw:text-style-name="P2" draw:layer="layout" svg:width="3.054cm" svg:height="3.054cm" svg:x="15.217cm" svg:y="12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01cm" svg:height="1.601cm" svg:x="17.462cm" svg:y="16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185cm" svg:height="2.185cm" svg:x="19.957cm" svg:y="13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2.953cm" svg:height="2.953cm" svg:x="15.273cm" svg:y="12.474cm">
          <draw:image xlink:href="Pictures/100000010000013600000136AF8EB7E060339B09.png" xlink:type="simple" xlink:show="embed" xlink:actuate="onLoad" draw:mime-type="image/png">
            <text:p/>
          </draw:image>
        </draw:frame>
        <draw:custom-shape draw:style-name="gr7" draw:text-style-name="P3" draw:layer="layout" svg:width="0.391cm" svg:height="0.949cm" svg:x="18.067cm" svg:y="16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18.205cm" svg:y1="16.368cm" svg:x2="18.321cm" svg:y2="16.368cm">
          <text:p/>
        </draw:line>
        <draw:custom-shape draw:style-name="gr9" draw:text-style-name="P5" draw:layer="layout" svg:width="0.419cm" svg:height="0.824cm" svg:x="18.058cm" svg:y="16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0" draw:text-style-name="P3" draw:layer="layout" svg:width="1.065cm" svg:height="0.727cm" svg:x="20.517cm" svg:y="14.5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11" draw:text-style-name="P3" draw:layer="layout" svg:width="0.457cm" svg:height="0.164cm" svg:x="20.189cm" svg:y="15.394cm" svg:viewBox="0 0 458 165" svg:d="M0 0c0 165 171 165 171 165h287v-165z">
              <text:p/>
            </draw:path>
            <draw:custom-shape draw:style-name="gr12" draw:text-style-name="P3" draw:layer="layout" svg:width="1.371cm" svg:height="0.165cm" svg:x="20.339cm" svg:y="15.394cm">
              <text:p/>
              <draw:enhanced-geometry svg:viewBox="0 0 21600 21600" draw:type="rectangle" draw:enhanced-path="M 0 0 L 21600 0 21600 21600 0 21600 0 0 Z N"/>
            </draw:custom-shape>
            <draw:path draw:style-name="gr11" draw:text-style-name="P3" draw:layer="layout" svg:width="0.457cm" svg:height="0.164cm" svg:x="21.452cm" svg:y="15.394cm" svg:viewBox="0 0 458 165" svg:d="M458 0c0 165-171 165-171 165h-287v-165z">
              <text:p/>
            </draw:path>
          </draw:g>
        </draw:g>
        <draw:custom-shape draw:style-name="gr13" draw:text-style-name="P6" draw:layer="layout" svg:width="1.2cm" svg:height="0.843cm" svg:x="20.449cm" svg:y="14.522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8.219cm" svg:y1="14.386cm" svg:x2="19.957cm" svg:y2="14.778cm">
          <text:p/>
        </draw:line>
        <draw:line draw:style-name="gr14" draw:text-style-name="P1" draw:layer="layout" svg:x1="17.362cm" svg:y1="15.285cm" svg:x2="17.844cm" svg:y2="16.151cm">
          <text:p/>
        </draw:line>
        <draw:g>
          <draw:line draw:style-name="gr15" draw:text-style-name="P1" draw:layer="layout" svg:x1="21.049cm" svg:y1="14.641cm" svg:x2="21.049cm" svg:y2="15.246cm">
            <text:p/>
          </draw:line>
          <draw:line draw:style-name="gr15" draw:text-style-name="P1" draw:layer="layout" svg:x1="21.257cm" svg:y1="14.839cm" svg:x2="20.842cm" svg:y2="14.839cm">
            <text:p/>
          </draw:line>
        </draw:g>
        <draw:g>
          <draw:line draw:style-name="gr15" draw:text-style-name="P1" draw:layer="layout" svg:x1="18.266cm" svg:y1="16.592cm" svg:x2="18.266cm" svg:y2="17.099cm">
            <text:p/>
          </draw:line>
          <draw:line draw:style-name="gr15" draw:text-style-name="P1" draw:layer="layout" svg:x1="18.441cm" svg:y1="16.758cm" svg:x2="18.093cm" svg:y2="16.758cm">
            <text:p/>
          </draw:line>
        </draw:g>
        <draw:g>
          <draw:custom-shape draw:style-name="gr16" draw:text-style-name="P7" draw:layer="layout" svg:width="3.54cm" svg:height="1.648cm" svg:x="2.677cm" svg:y="23.66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7" draw:text-style-name="P1" draw:layer="layout" svg:width="1.27cm" svg:height="1.27cm" svg:x="4.722cm" svg:y="23.8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8" draw:text-style-name="P3" draw:layer="layout" svg:width="0.711cm" svg:height="0.894cm" svg:x="5.017cm" svg:y="24.051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9" draw:text-style-name="P8" draw:layer="layout" svg:width="0.595cm" svg:height="0.595cm" svg:x="5.075cm" svg:y="24.1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0" draw:text-style-name="P3" draw:layer="layout" svg:width="0.195cm" svg:height="0.195cm" svg:x="5.275cm" svg:y="24.3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9" draw:layer="layout" svg:width="0.108cm" svg:height="0.457cm" draw:transform="skewX (0.00663225115757849) rotate (-0.936543676620158) translate (5.512cm 24.45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line draw:style-name="gr22" draw:text-style-name="P1" draw:layer="layout" svg:x1="4.935cm" svg:y1="24.064cm" svg:x2="5.777cm" svg:y2="24.906cm">
              <text:p/>
            </draw:line>
          </draw:g>
          <draw:frame draw:style-name="gr23" draw:text-style-name="P11" draw:layer="layout" svg:width="1.962cm" svg:height="1.082cm" svg:x="2.8cm" svg:y="23.945cm">
            <draw:text-box>
              <text:p text:style-name="P10"><text:span text:style-name="T1">No HDD required </text:span></text:p>
            </draw:text-box>
          </draw:frame>
        </draw:g>
        <draw:g>
          <draw:custom-shape draw:style-name="gr16" draw:text-style-name="P7" draw:layer="layout" svg:width="3.54cm" svg:height="1.648cm" svg:x="7.201cm" svg:y="23.66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4" draw:text-style-name="P1" draw:layer="layout" svg:width="1.27cm" svg:height="1.27cm" svg:x="9.246cm" svg:y="23.8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g>
                <draw:custom-shape draw:style-name="gr25" draw:text-style-name="P3" draw:layer="layout" svg:width="0.504cm" svg:height="0.505cm" svg:x="9.629cm" svg:y="24.227cm">
                  <text:p/>
                  <draw:enhanced-geometry svg:viewBox="0 0 21600 21600" draw:path-stretchpoint-x="10800" draw:path-stretchpoint-y="10800" draw:text-areas="?f3 ?f4 ?f5 ?f6" draw:type="round-rectangle" draw:modifiers="1268.6988847583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g>
                  <draw:line draw:style-name="gr26" draw:text-style-name="P1" draw:layer="layout" svg:x1="9.529cm" svg:y1="24.321cm" svg:x2="10.232cm" svg:y2="24.321cm">
                    <text:p/>
                  </draw:line>
                  <draw:line draw:style-name="gr26" draw:text-style-name="P1" draw:layer="layout" svg:x1="9.529cm" svg:y1="24.4cm" svg:x2="10.232cm" svg:y2="24.4cm">
                    <text:p/>
                  </draw:line>
                  <draw:line draw:style-name="gr26" draw:text-style-name="P1" draw:layer="layout" svg:x1="9.529cm" svg:y1="24.48cm" svg:x2="10.232cm" svg:y2="24.48cm">
                    <text:p/>
                  </draw:line>
                  <draw:line draw:style-name="gr26" draw:text-style-name="P1" draw:layer="layout" svg:x1="9.529cm" svg:y1="24.559cm" svg:x2="10.232cm" svg:y2="24.559cm">
                    <text:p/>
                  </draw:line>
                  <draw:line draw:style-name="gr26" draw:text-style-name="P1" draw:layer="layout" svg:x1="9.529cm" svg:y1="24.638cm" svg:x2="10.232cm" svg:y2="24.638cm">
                    <text:p/>
                  </draw:line>
                </draw:g>
                <draw:g>
                  <draw:line draw:style-name="gr26" draw:text-style-name="P1" draw:layer="layout" svg:x1="10.039cm" svg:y1="24.128cm" svg:x2="10.039cm" svg:y2="24.831cm">
                    <text:p/>
                  </draw:line>
                  <draw:line draw:style-name="gr26" draw:text-style-name="P1" draw:layer="layout" svg:x1="9.96cm" svg:y1="24.128cm" svg:x2="9.96cm" svg:y2="24.831cm">
                    <text:p/>
                  </draw:line>
                  <draw:line draw:style-name="gr26" draw:text-style-name="P1" draw:layer="layout" svg:x1="9.881cm" svg:y1="24.128cm" svg:x2="9.881cm" svg:y2="24.831cm">
                    <text:p/>
                  </draw:line>
                  <draw:line draw:style-name="gr26" draw:text-style-name="P1" draw:layer="layout" svg:x1="9.801cm" svg:y1="24.128cm" svg:x2="9.801cm" svg:y2="24.831cm">
                    <text:p/>
                  </draw:line>
                  <draw:line draw:style-name="gr26" draw:text-style-name="P1" draw:layer="layout" svg:x1="9.722cm" svg:y1="24.128cm" svg:x2="9.722cm" svg:y2="24.831cm">
                    <text:p/>
                  </draw:line>
                </draw:g>
              </draw:g>
              <draw:frame draw:style-name="gr27" draw:text-style-name="P12" draw:layer="layout" svg:width="0.948cm" svg:height="0.824cm" svg:x="9.407cm" svg:y="24.068cm">
                <draw:text-box>
                  <text:p text:style-name="P10"><text:span text:style-name="T2">1G</text:span></text:p>
                </draw:text-box>
              </draw:frame>
            </draw:g>
          </draw:g>
          <draw:frame draw:style-name="gr28" draw:text-style-name="P11" draw:layer="layout" svg:width="2.209cm" svg:height="0.99cm" svg:x="7.152cm" svg:y="23.991cm">
            <draw:text-box>
              <text:p text:style-name="P10"><text:span text:style-name="T3">Old</text:span></text:p>
              <text:p text:style-name="P10"><text:span text:style-name="T1">hardware</text:span></text:p>
            </draw:text-box>
          </draw:frame>
        </draw:g>
        <draw:g>
          <draw:custom-shape draw:style-name="gr29" draw:text-style-name="P7" draw:layer="layout" svg:width="3.54cm" svg:height="1.648cm" svg:x="11.805cm" svg:y="23.662cm">
            <text:p/>
            <draw:enhanced-geometry svg:viewBox="0 0 21600 21600" draw:path-stretchpoint-x="10800" draw:path-stretchpoint-y="10800" draw:text-areas="?f3 ?f4 ?f5 ?f6" draw:type="round-rectangle" draw:modifiers="7544.936325045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0" draw:text-style-name="P13" draw:layer="layout" svg:width="2.562cm" svg:height="0.704cm" svg:x="12.294cm" svg:y="24.329cm">
              <text:p/>
              <draw:enhanced-geometry svg:viewBox="0 0 21600 21600" draw:path-stretchpoint-x="10800" draw:path-stretchpoint-y="10800" draw:text-areas="?f3 ?f4 ?f5 ?f6" draw:type="round-rectangle" draw:modifiers="4581.8181818181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1" draw:text-style-name="P1" draw:layer="layout" svg:width="2.352cm" svg:height="0.533cm" svg:x="12.399cm" svg:y="24.414cm">
              <draw:image xlink:href="Pictures/100000000000019000000069919A91331DD5CF93.jpg" xlink:type="simple" xlink:show="embed" xlink:actuate="onLoad" draw:mime-type="image/jpeg">
                <text:p/>
              </draw:image>
            </draw:frame>
          </draw:g>
          <draw:frame draw:style-name="gr32" draw:text-style-name="P15" draw:layer="layout" svg:width="2.337cm" svg:height="0.686cm" svg:x="12.071cm" svg:y="23.696cm">
            <draw:text-box>
              <text:p text:style-name="P14"><text:span text:style-name="T1">Includes</text:span></text:p>
            </draw:text-box>
          </draw:frame>
        </draw:g>
        <draw:g>
          <draw:custom-shape draw:style-name="gr33" draw:text-style-name="P7" draw:layer="layout" svg:width="3.54cm" svg:height="1.11cm" svg:x="16.557cm" svg:y="23.95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1" draw:layer="layout" svg:width="0.684cm" svg:height="0.821cm" svg:x="19.022cm" svg:y="24.091cm">
            <draw:image xlink:href="Pictures/10000001000001C30000021D06092B6F3A9F17CF.png" xlink:type="simple" xlink:show="embed" xlink:actuate="onLoad" draw:mime-type="image/png">
              <text:p/>
            </draw:image>
          </draw:frame>
          <draw:frame draw:style-name="gr34" draw:text-style-name="P1" draw:layer="layout" svg:width="0.637cm" svg:height="0.637cm" svg:x="18.148cm" svg:y="24.224cm">
            <draw:image xlink:href="Pictures/100000010000006000000060AA649AC3C9B4F2F8.png" xlink:type="simple" xlink:show="embed" xlink:actuate="onLoad" draw:mime-type="image/png">
              <text:p/>
            </draw:image>
          </draw:frame>
          <draw:frame draw:style-name="gr35" draw:text-style-name="P11" draw:layer="layout" svg:width="1.801cm" svg:height="1.205cm" svg:x="16.533cm" svg:y="23.884cm">
            <draw:text-box>
              <text:p text:style-name="P10"><text:span text:style-name="T3">Puppy Linux</text:span></text:p>
            </draw:text-box>
          </draw:frame>
        </draw:g>
        <draw:g>
          <draw:g>
            <draw:custom-shape draw:style-name="gr36" draw:text-style-name="P3" draw:layer="layout" svg:width="1.504cm" svg:height="1.027cm" svg:x="9.119cm" svg:y="15.7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path draw:style-name="gr11" draw:text-style-name="P3" draw:layer="layout" svg:width="0.646cm" svg:height="0.232cm" svg:x="8.656cm" svg:y="16.855cm" svg:viewBox="0 0 647 233" svg:d="M0 0c0 233 241 233 241 233h406v-233z">
                <text:p/>
              </draw:path>
              <draw:custom-shape draw:style-name="gr37" draw:text-style-name="P3" draw:layer="layout" svg:width="1.936cm" svg:height="0.233cm" svg:x="8.868cm" svg:y="16.855cm">
                <text:p/>
                <draw:enhanced-geometry svg:viewBox="0 0 21600 21600" draw:type="rectangle" draw:enhanced-path="M 0 0 L 21600 0 21600 21600 0 21600 0 0 Z N"/>
              </draw:custom-shape>
              <draw:path draw:style-name="gr11" draw:text-style-name="P3" draw:layer="layout" svg:width="0.646cm" svg:height="0.232cm" svg:x="10.439cm" svg:y="16.855cm" svg:viewBox="0 0 647 233" svg:d="M647 0c0 233-242 233-242 233h-405v-233z">
                <text:p/>
              </draw:path>
            </draw:g>
          </draw:g>
          <draw:custom-shape draw:style-name="gr38" draw:text-style-name="P6" draw:layer="layout" svg:width="1.599cm" svg:height="1.122cm" svg:x="9.072cm" svg:y="15.648cm">
            <text:p/>
            <draw:enhanced-geometry svg:viewBox="0 0 21600 21600" draw:type="rectangle" draw:enhanced-path="M 0 0 L 21600 0 21600 21600 0 21600 0 0 Z N"/>
          </draw:custom-shape>
          <draw:frame draw:style-name="gr39" draw:text-style-name="P17" draw:layer="layout" svg:width="2.552cm" svg:height="0.796cm" svg:x="8.599cm" svg:y="15.82cm">
            <draw:text-box>
              <text:p text:style-name="P16"><text:span text:style-name="T4">BIBLE</text:span><text:span text:style-name="T5">.LOCAL</text:span></text:p>
            </draw:text-box>
          </draw:frame>
        </draw:g>
        <draw:g>
          <draw:g>
            <draw:custom-shape draw:style-name="gr10" draw:text-style-name="P3" draw:layer="layout" svg:width="1.065cm" svg:height="0.727cm" svg:x="13.605cm" svg:y="17.5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path draw:style-name="gr11" draw:text-style-name="P3" draw:layer="layout" svg:width="0.457cm" svg:height="0.164cm" svg:x="13.277cm" svg:y="18.389cm" svg:viewBox="0 0 458 165" svg:d="M0 0c0 165 171 165 171 165h287v-165z">
                <text:p/>
              </draw:path>
              <draw:custom-shape draw:style-name="gr12" draw:text-style-name="P3" draw:layer="layout" svg:width="1.371cm" svg:height="0.165cm" svg:x="13.427cm" svg:y="18.389cm">
                <text:p/>
                <draw:enhanced-geometry svg:viewBox="0 0 21600 21600" draw:type="rectangle" draw:enhanced-path="M 0 0 L 21600 0 21600 21600 0 21600 0 0 Z N"/>
              </draw:custom-shape>
              <draw:path draw:style-name="gr11" draw:text-style-name="P3" draw:layer="layout" svg:width="0.457cm" svg:height="0.164cm" svg:x="14.54cm" svg:y="18.389cm" svg:viewBox="0 0 458 165" svg:d="M458 0c0 165-171 165-171 165h-287v-165z">
                <text:p/>
              </draw:path>
            </draw:g>
          </draw:g>
          <draw:custom-shape draw:style-name="gr13" draw:text-style-name="P6" draw:layer="layout" svg:width="1.2cm" svg:height="0.843cm" svg:x="13.537cm" svg:y="17.517cm">
            <text:p/>
            <draw:enhanced-geometry svg:viewBox="0 0 21600 21600" draw:type="rectangle" draw:enhanced-path="M 0 0 L 21600 0 21600 21600 0 21600 0 0 Z N"/>
          </draw:custom-shape>
          <draw:g>
            <draw:line draw:style-name="gr15" draw:text-style-name="P1" draw:layer="layout" svg:x1="14.137cm" svg:y1="17.636cm" svg:x2="14.137cm" svg:y2="18.241cm">
              <text:p/>
            </draw:line>
            <draw:line draw:style-name="gr15" draw:text-style-name="P1" draw:layer="layout" svg:x1="14.345cm" svg:y1="17.834cm" svg:x2="13.93cm" svg:y2="17.834cm">
              <text:p/>
            </draw:line>
          </draw:g>
        </draw:g>
        <draw:g>
          <draw:custom-shape draw:style-name="gr7" draw:text-style-name="P3" draw:layer="layout" svg:width="0.391cm" svg:height="0.949cm" svg:x="11.586cm" svg:y="18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4" draw:layer="layout" svg:x1="11.724cm" svg:y1="18.471cm" svg:x2="11.84cm" svg:y2="18.471cm">
            <text:p/>
          </draw:line>
          <draw:custom-shape draw:style-name="gr9" draw:text-style-name="P5" draw:layer="layout" svg:width="0.419cm" svg:height="0.824cm" svg:x="11.577cm" svg:y="18.5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5" draw:text-style-name="P1" draw:layer="layout" svg:x1="11.785cm" svg:y1="18.695cm" svg:x2="11.785cm" svg:y2="19.202cm">
              <text:p/>
            </draw:line>
            <draw:line draw:style-name="gr15" draw:text-style-name="P1" draw:layer="layout" svg:x1="11.96cm" svg:y1="18.861cm" svg:x2="11.612cm" svg:y2="18.861cm">
              <text:p/>
            </draw:line>
          </draw:g>
        </draw:g>
        <draw:line draw:style-name="gr2" draw:text-style-name="P1" draw:layer="layout" svg:x1="12.539cm" svg:y1="16.924cm" svg:x2="13.092cm" svg:y2="16.924cm">
          <text:p/>
        </draw:line>
        <draw:line draw:style-name="gr2" draw:text-style-name="P1" draw:layer="layout" svg:x1="13.092cm" svg:y1="16.924cm" svg:x2="13.092cm" svg:y2="18.458cm">
          <text:p/>
        </draw:line>
        <draw:custom-shape draw:style-name="gr40" draw:text-style-name="P18" draw:layer="layout" svg:width="1.131cm" svg:height="0.313cm" svg:x="11.593cm" svg:y="16.717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11.78cm" svg:y1="16.478cm" svg:x2="11.78cm" svg:y2="16.842cm">
            <text:p/>
          </draw:line>
          <draw:line draw:style-name="gr2" draw:text-style-name="P1" draw:layer="layout" svg:x1="12.158cm" svg:y1="16.478cm" svg:x2="12.158cm" svg:y2="16.842cm">
            <text:p/>
          </draw:line>
          <draw:line draw:style-name="gr2" draw:text-style-name="P1" draw:layer="layout" svg:x1="12.536cm" svg:y1="16.478cm" svg:x2="12.536cm" svg:y2="16.842cm">
            <text:p/>
          </draw:line>
        </draw:g>
        <draw:g>
          <draw:path draw:style-name="gr41" draw:text-style-name="P1" draw:layer="layout" svg:width="0.305cm" svg:height="0.172cm" draw:transform="skewX (-0.0836012711705283) rotate (-2.23908289738353) translate (11.0858399492716cm 17.1898745025773cm)" svg:viewBox="0 0 306 173" svg:d="M0 0c216 0 306 173 306 173">
            <text:p/>
          </draw:path>
          <draw:path draw:style-name="gr42" draw:text-style-name="P1" draw:layer="layout" svg:width="0.477cm" svg:height="0.269cm" draw:transform="skewX (-0.089884456477708) rotate (-2.23978102908432) translate (11.2329262657699cm 17.2330866780989cm)" svg:viewBox="0 0 478 270" svg:d="M0 0c338 0 478 270 478 270">
            <text:p/>
          </draw:path>
          <draw:path draw:style-name="gr43" draw:text-style-name="P1" draw:layer="layout" svg:width="0.665cm" svg:height="0.376cm" draw:transform="skewX (-0.0884881930761125) rotate (-2.23960649615912) translate (11.4016816641111cm 17.2973167479416cm)" svg:viewBox="0 0 666 377" svg:d="M0 0c471 0 666 377 666 377">
            <text:p/>
          </draw:path>
        </draw:g>
        <draw:g>
          <draw:path draw:style-name="gr41" draw:text-style-name="P1" draw:layer="layout" svg:width="0.305cm" svg:height="0.172cm" draw:transform="skewX (-0.0836012711705284) rotate (0.902509756206268) translate (11.2841600507284cm 18.3521254974227cm)" svg:viewBox="0 0 306 173" svg:d="M0 0c216 0 306 173 306 173">
            <text:p/>
          </draw:path>
          <draw:path draw:style-name="gr42" draw:text-style-name="P1" draw:layer="layout" svg:width="0.477cm" svg:height="0.269cm" draw:transform="skewX (-0.089884456477708) rotate (0.90181162450547) translate (11.1370737342301cm 18.3089133219011cm)" svg:viewBox="0 0 478 270" svg:d="M0 0c338 0 478 270 478 270">
            <text:p/>
          </draw:path>
          <draw:path draw:style-name="gr43" draw:text-style-name="P1" draw:layer="layout" svg:width="0.665cm" svg:height="0.376cm" draw:transform="skewX (-0.0884881930761125) rotate (0.90198615743067) translate (10.9683183358889cm 18.2446832520584cm)" svg:viewBox="0 0 666 377" svg:d="M0 0c471 0 666 377 666 377">
            <text:p/>
          </draw:path>
        </draw:g>
        <draw:g>
          <draw:path draw:style-name="gr41" draw:text-style-name="P1" draw:layer="layout" svg:width="0.305cm" svg:height="0.172cm" draw:transform="skewX (-0.0836012711705284) rotate (-0.226020138133266) translate (12.5243814167275cm 16.2726466006144cm)" svg:viewBox="0 0 306 173" svg:d="M0 0c216 0 306 173 306 173">
            <text:p/>
          </draw:path>
          <draw:path draw:style-name="gr42" draw:text-style-name="P1" draw:layer="layout" svg:width="0.477cm" svg:height="0.269cm" draw:transform="skewX (-0.089884456477708) rotate (-0.226718269834064) translate (12.5004845736841cm 16.1212180118112cm)" svg:viewBox="0 0 478 270" svg:d="M0 0c338 0 478 270 478 270">
            <text:p/>
          </draw:path>
          <draw:path draw:style-name="gr43" draw:text-style-name="P1" draw:layer="layout" svg:width="0.665cm" svg:height="0.376cm" draw:transform="skewX (-0.0884881930761125) rotate (-0.226543736908864) translate (12.4863092396584cm 15.9412098279791cm)" svg:viewBox="0 0 666 377" svg:d="M0 0c471 0 666 377 666 377">
            <text:p/>
          </draw:path>
        </draw:g>
        <draw:g>
          <draw:path draw:style-name="gr41" draw:text-style-name="P1" draw:layer="layout" svg:width="0.305cm" svg:height="0.172cm" draw:transform="skewX (-0.0836012711705284) rotate (2.87508087681026) translate (13.4988619024499cm 15.8446871360293cm)" svg:viewBox="0 0 306 173" svg:d="M0 0c216 0 306 173 306 173">
            <text:p/>
          </draw:path>
          <draw:path draw:style-name="gr42" draw:text-style-name="P1" draw:layer="layout" svg:width="0.477cm" svg:height="0.269cm" draw:transform="skewX (-0.0898844564777079) rotate (2.87438274510946) translate (13.5166092415589cm 15.9969589606356cm)" svg:viewBox="0 0 478 270" svg:d="M0 0c338 0 478 270 478 270">
            <text:p/>
          </draw:path>
          <draw:path draw:style-name="gr43" draw:text-style-name="P1" draw:layer="layout" svg:width="0.665cm" svg:height="0.376cm" draw:transform="skewX (-0.0884881930761125) rotate (2.87455727803466) translate (13.52348612169cm 16.1773934220362cm)" svg:viewBox="0 0 666 377" svg:d="M0 0c471 0 666 377 666 377">
            <text:p/>
          </draw:path>
        </draw:g>
        <draw:g>
          <draw:custom-shape draw:style-name="gr7" draw:text-style-name="P3" draw:layer="layout" svg:width="0.391cm" svg:height="0.949cm" svg:x="13.702cm" svg:y="14.8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4" draw:layer="layout" svg:x1="13.84cm" svg:y1="14.887cm" svg:x2="13.956cm" svg:y2="14.887cm">
            <text:p/>
          </draw:line>
          <draw:custom-shape draw:style-name="gr9" draw:text-style-name="P5" draw:layer="layout" svg:width="0.419cm" svg:height="0.824cm" svg:x="13.693cm" svg:y="14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5" draw:text-style-name="P1" draw:layer="layout" svg:x1="13.901cm" svg:y1="15.111cm" svg:x2="13.901cm" svg:y2="15.618cm">
              <text:p/>
            </draw:line>
            <draw:line draw:style-name="gr15" draw:text-style-name="P1" draw:layer="layout" svg:x1="14.076cm" svg:y1="15.277cm" svg:x2="13.728cm" svg:y2="15.277cm">
              <text:p/>
            </draw:line>
          </draw:g>
        </draw:g>
        <draw:frame draw:style-name="gr44" draw:text-style-name="P20" draw:layer="layout" svg:width="2.816cm" svg:height="0.661cm" svg:x="8.467cm" svg:y="14.797cm">
          <draw:text-box>
            <text:p text:style-name="P19"><text:span text:style-name="T6">http://</text:span><text:span text:style-name="T7">bible.local</text:span></text:p>
          </draw:text-box>
        </draw:frame>
        <draw:custom-shape draw:style-name="gr30" draw:text-style-name="P13" draw:layer="layout" svg:width="2.562cm" svg:height="0.704cm" svg:x="12.445cm" svg:y="21.192cm">
          <text:p/>
          <draw:enhanced-geometry svg:viewBox="0 0 21600 21600" draw:path-stretchpoint-x="10800" draw:path-stretchpoint-y="10800" draw:text-areas="?f3 ?f4 ?f5 ?f6" draw:type="round-rectangle" draw:modifiers="4581.81818181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" draw:layer="layout" svg:width="2.352cm" svg:height="0.533cm" svg:x="12.55cm" svg:y="21.277cm">
          <draw:image xlink:href="Pictures/100000000000019000000069919A91331DD5CF9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5T16:38:02.056723485</meta:creation-date>
    <dc:date>2024-11-06T14:42:59.357168834</dc:date>
    <meta:editing-duration>PT5H29M45S</meta:editing-duration>
    <meta:editing-cycles>1</meta:editing-cycles>
    <meta:document-statistic meta:object-count="127"/>
    <meta:generator>LibreOffice/7.3.7.2$Linux_X86_64 LibreOffice_project/30$Build-2</meta:generator>
  </office:meta>
</office:document-meta>
</file>